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MAJESTY (105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MAJESTY (105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ing his fame (10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ek his face (105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MAJESTY (105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MIRACLES (105:5-4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MIRACLES (105:5-4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vitation (105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llustrations (105:6-4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The illustrations (105:6-45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As seen in Abraham's time (105:6-15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s seen in Abraham's time (105:6-15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gift (105:6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geography (105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grace (105:12-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illustrations (105:6-4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As seen in Abraham's time (105:6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As seen in Joseph's time (105:16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As seen in Joseph's time (105:16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risis (105: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hampion (105:17-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champion (105:17-23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Joseph the prisoner (105:17-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Joseph the prophet (105:19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Joseph the prime minister (105:21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seen in Joseph's time (105:16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risis (105:1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hampion (105:17-2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illustrations (105:6-45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seen in Abraham's time (105:6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seen in Joseph's time (105:16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As seen in Moses' time (105:24-4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As seen in Moses' time (105:24-43)<text:s text:c="1"/></text:span><text:span text:style-name="a596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risis (105:24-2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hampion (105:26-4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hampion (105:26-43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God uses Moses to liberate his people (105:26-3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 uses Moses to lead and feed his people (105:39-4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As seen in Moses' time (105:24-43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crisis (105:24-2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champion (105:26-4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illustrations (105:6-45)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As seen in Abraham's time (105:6-1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As seen in Joseph's time (105:16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s seen in Moses' time (105:24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As seen in Joshua's time (105:44-4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GOD'S MIRACLES (105:5-45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vitation (105: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llustrations (105:6-4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PSALM 105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GOD'S MAJESTY (105:1-4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GOD'S MIRACLES (105:5-4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5 </dc:title>
    <meta:initial-creator>David STRICKLAND</meta:initial-creator>
    <dc:creator>David STRICKLAND</dc:creator>
    <meta:creation-date>2020-02-22T19:34:17Z</meta:creation-date>
    <dc:date>2020-02-22T19:34:17Z</dc:date>
    <meta:template xlink:href="BibleStudy" xlink:type="simple"/>
    <meta:editing-cycles>1</meta:editing-cycles>
    <meta:editing-duration>PT0S</meta:editing-duration>
    <meta:document-statistic meta:paragraph-count="54" meta:word-count="371"/>
  </office:meta>
</office:document-meta>
</file>